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04e" officeooo:paragraph-rsid="0001404e"/>
    </style:style>
    <style:style style:name="P2" style:family="paragraph" style:parent-style-name="Standard">
      <style:text-properties officeooo:rsid="000363e6" officeooo:paragraph-rsid="000363e6"/>
    </style:style>
    <style:style style:name="P3" style:family="paragraph" style:parent-style-name="Standard">
      <style:text-properties officeooo:rsid="0006bbf3" officeooo:paragraph-rsid="0006bbf3"/>
    </style:style>
    <style:style style:name="P4" style:family="paragraph" style:parent-style-name="Standard">
      <style:text-properties officeooo:rsid="00073368" officeooo:paragraph-rsid="00073368"/>
    </style:style>
    <style:style style:name="P5" style:family="paragraph" style:parent-style-name="Standard">
      <style:text-properties officeooo:rsid="00073368" officeooo:paragraph-rsid="0006bbf3"/>
    </style:style>
    <style:style style:name="P6" style:family="paragraph" style:parent-style-name="Standard" style:list-style-name="L1">
      <style:text-properties officeooo:rsid="0001404e" officeooo:paragraph-rsid="0001404e"/>
    </style:style>
    <style:style style:name="P7" style:family="paragraph" style:parent-style-name="Standard" style:list-style-name="L2">
      <style:text-properties officeooo:rsid="0001404e" officeooo:paragraph-rsid="0001404e"/>
    </style:style>
    <style:style style:name="P8" style:family="paragraph" style:parent-style-name="Standard" style:list-style-name="L3">
      <style:text-properties officeooo:rsid="000363e6" officeooo:paragraph-rsid="000363e6"/>
    </style:style>
    <style:style style:name="P9" style:family="paragraph" style:parent-style-name="Standard" style:list-style-name="L4">
      <style:text-properties officeooo:rsid="00073368" officeooo:paragraph-rsid="00073368"/>
    </style:style>
    <style:style style:name="P10" style:family="paragraph" style:parent-style-name="Standard" style:list-style-name="L5">
      <style:text-properties officeooo:rsid="00073368" officeooo:paragraph-rsid="00110ef1"/>
    </style:style>
    <style:style style:name="P11" style:family="paragraph" style:parent-style-name="Standard" style:list-style-name="L4">
      <style:text-properties officeooo:rsid="000fd223" officeooo:paragraph-rsid="000fd223"/>
    </style:style>
    <style:style style:name="P12" style:family="paragraph" style:parent-style-name="Standard" style:list-style-name="L5">
      <style:text-properties officeooo:rsid="000ab0f1" officeooo:paragraph-rsid="000ab0f1"/>
    </style:style>
    <style:style style:name="T1" style:family="text">
      <style:text-properties officeooo:rsid="00036bbb"/>
    </style:style>
    <style:style style:name="T2" style:family="text">
      <style:text-properties officeooo:rsid="00041dcb"/>
    </style:style>
    <style:style style:name="T3" style:family="text">
      <style:text-properties officeooo:rsid="000469f2"/>
    </style:style>
    <style:style style:name="T4" style:family="text">
      <style:text-properties fo:color="#81d41a" officeooo:rsid="0005b078"/>
    </style:style>
    <style:style style:name="T5" style:family="text">
      <style:text-properties officeooo:rsid="000e76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45384981" text:style-name="L1">
        <text:list-item>
          <text:p text:style-name="P6">Zrobić przesuwane podekrany z levelami</text:p>
        </text:list-item>
      </text:list>
      <text:list xml:id="list1306294074" text:style-name="L2">
        <text:list-item>
          <text:p text:style-name="P7">zrobić grid container z levelami <text:s text:c="2"/><text:span text:style-name="T4">ZROBIONE</text:span></text:p>
        </text:list-item>
        <text:list-item>
          <text:p text:style-name="P7">zrobić ikonki leveli które po kliknięciu przekierowują do levela</text:p>
        </text:list-item>
      </text:list>
      <text:p text:style-name="P1"/>
      <text:p text:style-name="P2">Żeby dodać nowy level screen do gry trzeba:</text:p>
      <text:list xml:id="list442035432" text:style-name="L3">
        <text:list-item>
          <text:p text:style-name="P8">stworzyć scenę nowego level screena<text:span text:style-name="T1">(ma dziedziczyć po level_screen I mieć nr_screen)</text:span></text:p>
        </text:list-item>
        <text:list-item>
          <text:p text:style-name="P8">dodać scenę do nołda Levels</text:p>
        </text:list-item>
        <text:list-item>
          <text:p text:style-name="P8">inkrementować w autoloadzie ilość ekranów<text:span text:style-name="T3">(liczba prob)</text:span></text:p>
        </text:list-item>
        <text:list-item>
          <text:p text:style-name="P8">w skrypcie do levels <text:span text:style-name="T2">odpowiednio</text:span> zmienić funkcję przesuwającą w lewo I w prawo</text:p>
        </text:list-item>
      </text:list>
      <text:p text:style-name="P3"/>
      <text:p text:style-name="P3"/>
      <text:p text:style-name="P5"/>
      <text:list xml:id="list2584240488" text:style-name="L4">
        <text:list-item>
          <text:p text:style-name="P9">zrobić levele</text:p>
          <text:list>
            <text:list-item>
              <text:p text:style-name="P9">zrobić jakikolwiek level(wykorzystać tilemap)</text:p>
            </text:list-item>
            <text:list-item>
              <text:p text:style-name="P9">zrobić po każdej operacji na levelu sprawdzanie czy level jest nadal rozwiązywalny</text:p>
              <text:list>
                <text:list-item>
                  <text:p text:style-name="P9">przesuwamy się od góry levelu do dołu w rzędach I sprawdzamy czy w każdym rzędzie są jeszcze klocki I to samo robimy dla kolumn</text:p>
                </text:list-item>
              </text:list>
            </text:list-item>
            <text:list-item>
              <text:p text:style-name="P9">zrobić algorytm generujący levele(<text:span text:style-name="T5">jest to opcja dodatkowa poza levelami głównymi)</text:span></text:p>
            </text:list-item>
            <text:list-item>
              <text:p text:style-name="P11">po wyjściu z aplikacji stan levela się zapisuje(to co zrobiliśmy do tej pory)</text:p>
            </text:list-item>
          </text:list>
        </text:list-item>
      </text:list>
      <text:p text:style-name="P5"/>
      <text:list xml:id="list2961154842" text:style-name="L5">
        <text:list-item>
          <text:p text:style-name="P10">w każdym levelu jest przycisk do przesuwania. Po jego kliknięciu przesuwamy się po poziomie a po ponownym kliknięciu przechodzimy do trybu rozwiązywania <text:s text:c="2"/><text:span text:style-name="T4">ZROBIONE</text:span></text:p>
        </text:list-item>
      </text:list>
      <text:p text:style-name="P4"/>
      <text:list xml:id="list175923866975726" text:continue-numbering="true" text:style-name="L5">
        <text:list-item>
          <text:p text:style-name="P12">zrobić instruktaż dla grających po raz pierwszy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4-29T17:59:22.744000000</dc:date>
    <meta:editing-duration>PT1H25M10S</meta:editing-duration>
    <meta:editing-cycles>17</meta:editing-cycles>
    <meta:document-statistic meta:table-count="0" meta:image-count="0" meta:object-count="0" meta:page-count="1" meta:paragraph-count="16" meta:word-count="173" meta:character-count="1087" meta:non-whitespace-character-count="941"/>
  </office:meta>
</office:document-meta>
</file>